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position="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qtde linhas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qtde para traduzir</text:p>
          </table:table-cell>
          <table:table-cell table:style-name="ce2" office:value-type="string" calcext:value-type="string">
            <text:p>esperado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4970" calcext:value-type="float">
            <text:p>14970</text:p>
          </table:table-cell>
          <table:table-cell table:formula="of:=SUM([.F2:.F163])" office:value-type="float" office:value="81" calcext:value-type="float">
            <text:p>81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1834" calcext:value-type="float">
            <text:p>21834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3])" office:value-type="float" office:value="42" calcext:value-type="float">
            <text:p>42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3])" office:value-type="float" office:value="21834" calcext:value-type="float">
            <text:p>21834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2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3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5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26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7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8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9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30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31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2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3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4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5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36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7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8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9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40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41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2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3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4:35:35.2992362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9T14:36:16.664642951</dc:date>
    <meta:editing-duration>PT7H13M2S</meta:editing-duration>
    <meta:editing-cycles>60</meta:editing-cycles>
    <meta:generator>LibreOffice/4.3.3.2$Linux_X86_64 LibreOffice_project/430m0$Build-2</meta:generator>
    <dc:creator>Marcelo Diniz</dc:creator>
    <meta:document-statistic meta:table-count="3" meta:cell-count="17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">
                <text:p>41</text:p>
                <draw:g>
                  <svg:desc>Cálculos.H165:Cálculos.H165 Cálculos.F165:Cálculos.F165</svg:desc>
                </draw:g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4970">
                <text:p>149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